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Times New Roman1" svg:font-family="'Times New Roman'" style:font-adornments="Italiqu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Italique" style:font-family-generic="swiss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eb6617" draw:textarea-horizontal-align="justify" draw:textarea-vertical-align="middle" draw:auto-grow-height="false" fo:min-height="0cm" fo:min-width="0.172cm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177bf" draw:marker-start="Symmetric_20_Arrow" draw:marker-start-width="0.199cm" draw:marker-start-center="false" draw:marker-end="Symmetric_20_Arrow" draw:marker-end-width="0.199cm" draw:marker-end-center="false" draw:fill="solid" draw:fill-color="#eb6617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68a224" draw:marker-start="Symmetric_20_Arrow" draw:marker-start-width="0.199cm" draw:marker-start-center="false" draw:marker-end="Symmetric_20_Arrow" draw:marker-end-width="0.199cm" draw:marker-end-center="false" draw:fill="solid" draw:fill-color="#eb6617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68a224" draw:marker-start="Symmetric_20_Arrow" draw:marker-start-width="0.199cm" draw:marker-start-center="false" draw:marker-end="Symmetric_20_Arrow" draw:marker-end-width="0.199cm" draw:marker-end-center="false" draw:fill="solid" draw:fill-color="#68a224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452cm" fo:padding-top="0.136cm" fo:padding-bottom="0.136cm" fo:padding-left="0.259cm" fo:padding-right="0.259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374cm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eb661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68a22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68a224" style:text-outline="false" style:text-line-through-style="none" style:text-line-through-type="none" style:font-name="Times New Roman" fo:font-size="11pt" fo:font-style="italic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68a224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" style:family="text">
      <style:text-properties fo:color="#68a224" style:text-outline="false" style:text-line-through-style="none" style:text-line-through-type="none" style:font-name="Times New Roman" fo:font-size="11pt" fo:font-style="italic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2" style:family="text">
      <style:text-properties fo:color="#68a224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2.124cm" svg:height="1.486cm" svg:x="9.519cm" svg:y="13.79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425.4335260116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1" draw:layer="layout" svg:x1="9.519cm" svg:y1="15.409cm" svg:x2="10.228cm" svg:y2="15.405cm">
            <text:p/>
          </draw:line>
          <draw:line draw:style-name="gr3" draw:text-style-name="P1" draw:layer="layout" svg:x1="10.216cm" svg:y1="15.411cm" svg:x2="10.925cm" svg:y2="15.409cm">
            <text:p/>
          </draw:line>
          <draw:line draw:style-name="gr4" draw:text-style-name="P2" draw:layer="layout" svg:x1="9.519cm" svg:y1="15.411cm" svg:x2="10.228cm" svg:y2="15.409cm">
            <text:p/>
          </draw:line>
          <draw:line draw:style-name="gr3" draw:text-style-name="P1" draw:layer="layout" svg:x1="10.925cm" svg:y1="15.413cm" svg:x2="11.634cm" svg:y2="15.409cm">
            <text:p/>
          </draw:line>
          <draw:frame draw:style-name="gr5" draw:text-style-name="P4" draw:layer="layout" svg:width="0.865cm" svg:height="0.724cm" svg:x="10.209cm" svg:y="15.178cm">
            <draw:text-box>
              <text:p text:style-name="P3"><text:span text:style-name="T1">x</text:span></text:p>
            </draw:text-box>
          </draw:frame>
          <draw:frame draw:style-name="gr5" draw:text-style-name="P4" draw:layer="layout" svg:width="0.869cm" svg:height="0.724cm" svg:x="9.521cm" svg:y="15.18cm">
            <draw:text-box>
              <text:p text:style-name="P3"><text:span text:style-name="T1">x</text:span></text:p>
            </draw:text-box>
          </draw:frame>
          <draw:frame draw:style-name="gr5" draw:text-style-name="P4" draw:layer="layout" svg:width="0.865cm" svg:height="0.724cm" svg:x="10.909cm" svg:y="15.18cm">
            <draw:text-box>
              <text:p text:style-name="P3"><text:span text:style-name="T1">x</text:span></text:p>
            </draw:text-box>
          </draw:frame>
          <draw:line draw:style-name="gr3" draw:text-style-name="P1" draw:layer="layout" svg:x1="11.842cm" svg:y1="13.804cm" svg:x2="11.842cm" svg:y2="15.287cm">
            <text:p/>
          </draw:line>
          <draw:frame draw:style-name="gr6" draw:text-style-name="P5" draw:layer="layout" svg:width="0.865cm" svg:height="0.646cm" svg:x="11.634cm" svg:y="14.201cm">
            <draw:text-box>
              <text:p text:style-name="P3"><text:span text:style-name="T2">9</text:span></text:p>
            </draw:text-box>
          </draw:frame>
          <draw:line draw:style-name="gr3" draw:text-style-name="P1" draw:layer="layout" svg:x1="9.528cm" svg:y1="13.795cm" svg:x2="9.528cm" svg:y2="14.508cm">
            <text:p/>
          </draw:line>
          <draw:line draw:style-name="gr3" draw:text-style-name="P1" draw:layer="layout" svg:x1="9.528cm" svg:y1="14.576cm" svg:x2="9.528cm" svg:y2="15.289cm">
            <text:p/>
          </draw:line>
          <draw:frame draw:style-name="gr6" draw:text-style-name="P5" draw:layer="layout" svg:width="1.206cm" svg:height="0.646cm" svg:x="8.701cm" svg:y="13.834cm">
            <draw:text-box>
              <text:p text:style-name="P3"><text:span text:style-name="T2">4,2</text:span></text:p>
            </draw:text-box>
          </draw:frame>
          <draw:frame draw:style-name="gr6" draw:text-style-name="P5" draw:layer="layout" svg:width="1.228cm" svg:height="0.646cm" svg:x="8.726cm" svg:y="14.606cm">
            <draw:text-box>
              <text:p text:style-name="P3"><text:span text:style-name="T2">4,2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Times New Roman1" svg:font-family="'Times New Roman'" style:font-adornments="Italiqu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Italique" style:font-family-generic="swiss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21:59:52.427201854</meta:creation-date>
    <dc:date>2019-06-24T22:13:19.254880599</dc:date>
    <meta:editing-duration>PT13M22S</meta:editing-duration>
    <meta:editing-cycles>7</meta:editing-cycles>
    <meta:generator>LibreOffice/5.2.7.2$Linux_X86_64 LibreOffice_project/20m0$Build-2</meta:generator>
    <meta:document-statistic meta:object-count="15"/>
  </office:meta>
</office:document-meta>
</file>